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27cm"/>
        </style:tab-stops>
      </style:paragraph-properties>
    </style:style>
    <style:style style:name="P2" style:family="paragraph" style:parent-style-name="Standard">
      <style:text-properties fo:language="none" fo:country="none" style:language-asian="none" style:country-asian="non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>
        <style:tab-stops>
          <style:tab-stop style:position="5.927cm"/>
        </style:tab-stops>
      </style:paragraph-properties>
    </style:style>
    <style:style style:name="P5" style:family="paragraph" style:parent-style-name="Standard">
      <style:paragraph-properties fo:margin-left="2.498cm" fo:margin-right="0cm" fo:text-indent="0cm" style:auto-text-indent="false">
        <style:tab-stops>
          <style:tab-stop style:position="5.927cm"/>
        </style:tab-stops>
      </style:paragraph-properties>
    </style:style>
    <style:style style:name="P6" style:family="paragraph" style:parent-style-name="Standard">
      <style:paragraph-properties fo:margin-left="0cm" fo:margin-right="0cm" fo:text-indent="1.249cm" style:auto-text-indent="false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fo:language="en" fo:country="US"/>
    </style:style>
    <style:style style:name="P8" style:family="paragraph" style:parent-style-name="Standard">
      <style:paragraph-properties fo:margin-left="0cm" fo:margin-right="0cm" fo:text-indent="2.54cm" style:auto-text-indent="false">
        <style:tab-stops>
          <style:tab-stop style:position="5.927cm"/>
        </style:tab-stops>
      </style:paragraph-properties>
    </style:style>
    <style:style style:name="P9" style:family="paragraph" style:parent-style-name="Standard">
      <style:paragraph-properties fo:margin-left="0cm" fo:margin-right="0cm" fo:text-indent="2.223cm" style:auto-text-indent="false">
        <style:tab-stops>
          <style:tab-stop style:position="5.927cm"/>
        </style:tab-stops>
      </style:paragraph-properties>
    </style:style>
    <style:style style:name="P10" style:family="paragraph" style:parent-style-name="Standard">
      <style:paragraph-properties fo:margin-left="0cm" fo:margin-right="0cm" fo:text-indent="2.223cm" style:auto-text-indent="false">
        <style:tab-stops>
          <style:tab-stop style:position="5.927cm"/>
        </style:tab-stops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5.927cm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5.927cm"/>
        </style:tab-stops>
      </style:paragraph-properties>
    </style:style>
    <style:style style:name="P13" style:family="paragraph" style:parent-style-name="Heading_20_2">
      <style:paragraph-properties fo:break-before="page"/>
    </style:style>
    <style:style style:name="T1" style:family="text">
      <style:text-properties fo:language="en" fo:country="US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2" text:outline-level="2">Código para la Subrutina Ascii-Binario</text:h>
      <text:p text:style-name="Standard"/>
      <text:p text:style-name="P2"/>
      <text:p text:style-name="P5">CMP AL,30</text:p>
      <text:p text:style-name="P5">JL ERROR</text:p>
      <text:p text:style-name="P5">CMP AL,39</text:p>
      <text:p text:style-name="P5">JG LETRA</text:p>
      <text:p text:style-name="P5">SUB AL,30<text:tab/>; Restar 30h</text:p>
      <text:p text:style-name="P5">JMP FIN</text:p>
      <text:p text:style-name="P12">LETRA: <text:s text:c="8"/>CMP AL,41</text:p>
      <text:p text:style-name="P5">JL ERROR</text:p>
      <text:p text:style-name="P5">CMP AL,46</text:p>
      <text:p text:style-name="P5">JG ERROR</text:p>
      <text:p text:style-name="P5">SUB AL,37<text:tab/>; Restar 37h</text:p>
      <text:p text:style-name="P5">JMP FIN</text:p>
      <text:p text:style-name="P12">ERROR: <text:s text:c="8"/>MOV AL,0</text:p>
      <text:p text:style-name="P1">FIN : <text:s text:c="14"/>RET</text:p>
      <text:p text:style-name="P1"/>
      <text:p text:style-name="P1"/>
      <text:p text:style-name="P1"/>
      <text:h text:style-name="Heading_20_2" text:outline-level="2">Código para la Subrutina Binario-Ascii</text:h>
      <text:p text:style-name="P1"/>
      <text:p text:style-name="P8">CMP DL,9</text:p>
      <text:p text:style-name="P8">JG SUMA37</text:p>
      <text:p text:style-name="P8">ADD DL,30</text:p>
      <text:p text:style-name="P8">JMP FIN</text:p>
      <text:p text:style-name="P12">SUMA37: <text:s text:c="6"/>ADD DL,37</text:p>
      <text:p text:style-name="P1">FIN : <text:s text:c="14"/>RET</text:p>
      <text:p text:style-name="P1"/>
      <text:p text:style-name="P1"/>
      <text:h text:style-name="Heading_20_3" text:outline-level="3">Código para la Subrutina Empaqueta</text:h>
      <text:p text:style-name="P9">Push cx</text:p>
      <text:p text:style-name="P9"><draw:frame draw:style-name="fr1" draw:name="Marco3" text:anchor-type="char" svg:x="10.465cm" svg:y="-0.009cm" svg:width="6.692cm" svg:height="0.977cm" draw:z-index="0"><draw:text-box><text:p text:style-name="Standard">Nota :deja el dato en el byte AL</text:p></draw:text-box></draw:frame>Call lee_car<text:tab/>; Leer el primera car</text:p>
      <text:p text:style-name="P9">Call ascii_binario<text:tab/>;Procesa 1er. caracter</text:p>
      <text:p text:style-name="P9">Mov cl,04</text:p>
      <text:p text:style-name="P9">Shl al,cl<text:tab/>; Instrucción lógica de corrimiento a la izquierda </text:p>
      <text:p text:style-name="P9">Mov ch,al<text:tab/>; Almacenando el valor de AL a un registro auxiliar</text:p>
      <text:p text:style-name="P9">Call lee_car<text:tab/>; Leer el segundo car</text:p>
      <text:p text:style-name="P9">Call ascii_binario<text:tab/>;Procesa 2o. caracter</text:p>
      <text:p text:style-name="P9">Add al,ch<text:tab/>; Sumar <text:s/>el contenido de los registros</text:p>
      <text:p text:style-name="P9">Pop cx</text:p>
      <text:p text:style-name="P9">RET</text:p>
      <text:h text:style-name="P13" text:outline-level="2">Código para la Subrutina Desempaqueta</text:h>
      <text:p text:style-name="Standard">Push dx</text:p>
      <text:p text:style-name="Standard">Push cx</text:p>
      <text:p text:style-name="Standard">Mov dh,dl<text:tab/>; Guardando el valor original en DH</text:p>
      <text:p text:style-name="Standard">Mov cl,4</text:p>
      <text:p text:style-name="Standard">Shr dl,cl<text:tab/>; Cuatro corrimientos a la derecha</text:p>
      <text:p text:style-name="P3">Call Binario-Ascii</text:p>
      <text:p text:style-name="P3">Call Escribe_car</text:p>
      <text:p text:style-name="Standard">Mov dl,dh<text:tab/>; Recuperando el dato de DH</text:p>
      <text:p text:style-name="Standard">And dl,0F<text:tab/>; Aplicando mascara</text:p>
      <text:p text:style-name="P3">Call Binario_ascii</text:p>
      <text:p text:style-name="P3">Call Escribe_car</text:p>
      <text:p text:style-name="P3">Pop cx</text:p>
      <text:p text:style-name="P3">Pop dx</text:p>
      <text:p text:style-name="P11">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5.927cm"/>
        </style:tab-stops>
      </style:paragraph-properties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VERTH ROCHA</meta:initial-creator>
    <meta:creation-date>2018-04-18T08:33:44.48</meta:creation-date>
    <dc:date>2018-04-18T08:55:11.95</dc:date>
    <dc:creator>EVERTH ROCHA</dc:creator>
    <meta:editing-duration>PT21M26S</meta:editing-duration>
    <meta:editing-cycles>3</meta:editing-cycles>
    <meta:generator>OpenOffice/4.1.4$Win32 OpenOffice.org_project/414m5$Build-9788</meta:generator>
    <meta:document-statistic meta:table-count="0" meta:image-count="0" meta:object-count="0" meta:page-count="2" meta:paragraph-count="50" meta:word-count="190" meta:character-count="1049"/>
  </office:meta>
</office:document-meta>
</file>